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74FA446B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subtitle">
      <style:graphic-properties draw:fill-color="#ffffff" fo:min-height="11.129cm"/>
    </style:style>
    <style:style style:name="pr2" style:family="presentation" style:parent-style-name="LushGreen-notes">
      <style:graphic-properties draw:fill-color="#ffffff" draw:auto-grow-height="true" fo:min-height="13.17cm"/>
    </style:style>
    <style:style style:name="pr3" style:family="presentation" style:parent-style-name="LushGreen-title">
      <style:graphic-properties fo:min-height="2.4cm"/>
    </style:style>
    <style:style style:name="pr4" style:family="presentation" style:parent-style-name="LushGreen-subtitle">
      <style:graphic-properties draw:fill-color="#ffffff" fo:min-height="12.179cm"/>
    </style:style>
    <style:style style:name="pr5" style:family="presentation" style:parent-style-name="LushGreen-notes">
      <style:graphic-properties draw:fill-color="#ffffff" fo:min-height="13.17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draw:frame presentation:style-name="pr1" draw:layer="layout" svg:width="25.2cm" svg:height="11.129cm" svg:x="1.4cm" svg:y="5.1cm" presentation:class="subtitle" presentation:user-transformed="true">
          <draw:text-box>
            <text:p>2-D FFT and Frequency Domain Filtering</text:p>
            <text:p/>
            <text:p>Aubrey Olson</text:p>
            <text:p>Matthew Richards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draw:frame presentation:style-name="pr3" draw:layer="layout" svg:width="25.2cm" svg:height="2.4cm" svg:x="1.4cm" svg:y="0.8cm" presentation:class="title">
          <draw:text-box>
            <text:p>2-D FFT</text:p>
          </draw:text-box>
        </draw:frame>
        <draw:frame presentation:style-name="pr4" draw:layer="layout" svg:width="25.2cm" svg:height="12.179cm" svg:x="1.4cm" svg:y="5.066cm" presentation:class="subtitl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74FA446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ubrey Olson</meta:initial-creator>
    <meta:creation-date>2015-04-21T12:25:08.895531382</meta:creation-date>
    <dc:date>2015-04-21T12:30:03.225947064</dc:date>
    <dc:creator>Aubrey Olson</dc:creator>
    <meta:editing-duration>P0D</meta:editing-duration>
    <meta:editing-cycles>1</meta:editing-cycles>
    <meta:document-statistic meta:object-count="40"/>
    <meta:generator>LibreOffice/4.2.8.2$Linux_X86_64 LibreOffice_project/420$Build-2</meta:generator>
  </office:meta>
</office:document-meta>
</file>